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5eb9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6" table:default-cell-style-name="Default"/>
        <table:table-row table:style-name="ro1" table:number-rows-repeated="3">
          <table:table-cell table:number-columns-repeated="56"/>
        </table:table-row>
        <table:table-row table:style-name="ro1">
          <table:table-cell office:value-type="string" calcext:value-type="string">
            <text:p>buffer_mu1</text:p>
          </table:table-cell>
          <table:table-cell table:style-name="ce1" office:value-type="float" office:value="924" calcext:value-type="float">
            <text:p>924</text:p>
          </table:table-cell>
          <table:table-cell table:style-name="ce1" office:value-type="float" office:value="929" calcext:value-type="float">
            <text:p>929</text:p>
          </table:table-cell>
          <table:table-cell table:style-name="ce1" office:value-type="float" office:value="599" calcext:value-type="float">
            <text:p>599</text:p>
          </table:table-cell>
          <table:table-cell table:style-name="ce1" office:value-type="float" office:value="-68" calcext:value-type="float">
            <text:p>-68</text:p>
          </table:table-cell>
          <table:table-cell table:style-name="ce1" office:value-type="float" office:value="-392" calcext:value-type="float">
            <text:p>-392</text:p>
          </table:table-cell>
          <table:table-cell table:style-name="ce2" office:value-type="float" office:value="-138" calcext:value-type="float">
            <text:p>-138</text:p>
          </table:table-cell>
          <table:table-cell table:style-name="ce2" office:value-type="float" office:value="-792" calcext:value-type="float">
            <text:p>-792</text:p>
          </table:table-cell>
          <table:table-cell table:style-name="ce2" office:value-type="float" office:value="-993" calcext:value-type="float">
            <text:p>-993</text:p>
          </table:table-cell>
          <table:table-cell table:style-name="ce2" office:value-type="float" office:value="-824" calcext:value-type="float">
            <text:p>-824</text:p>
          </table:table-cell>
          <table:table-cell table:style-name="ce2" office:value-type="float" office:value="-597" calcext:value-type="float">
            <text:p>-597</text:p>
          </table:table-cell>
          <table:table-cell office:value-type="float" office:value="-787" calcext:value-type="float">
            <text:p>-787</text:p>
          </table:table-cell>
          <table:table-cell office:value-type="float" office:value="-131" calcext:value-type="float">
            <text:p>-131</text:p>
          </table:table-cell>
          <table:table-cell office:value-type="float" office:value="397" calcext:value-type="float">
            <text:p>397</text:p>
          </table:table-cell>
          <table:table-cell office:value-type="float" office:value="902" calcext:value-type="float">
            <text:p>902</text:p>
          </table:table-cell>
          <table:table-cell office:value-type="float" office:value="993" calcext:value-type="float">
            <text:p>993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office:value-type="float" office:value="9275" calcext:value-type="float">
            <text:p>9275</text:p>
          </table:table-cell>
          <table:table-cell office:value-type="float" office:value="9241" calcext:value-type="float">
            <text:p>9241</text:p>
          </table:table-cell>
          <table:table-cell office:value-type="float" office:value="5955" calcext:value-type="float">
            <text:p>5955</text:p>
          </table:table-cell>
          <table:table-cell office:value-type="float" office:value="-794" calcext:value-type="float">
            <text:p>-794</text:p>
          </table:table-cell>
          <table:table-cell office:value-type="float" office:value="-3964" calcext:value-type="float">
            <text:p>-3964</text:p>
          </table:table-cell>
          <table:table-cell table:style-name="ce2" office:value-type="float" office:value="-1409" calcext:value-type="float">
            <text:p>-1409</text:p>
          </table:table-cell>
          <table:table-cell table:style-name="ce2" office:value-type="float" office:value="-7932" calcext:value-type="float">
            <text:p>-7932</text:p>
          </table:table-cell>
          <table:table-cell table:style-name="ce2" office:value-type="float" office:value="-9935" calcext:value-type="float">
            <text:p>-9935</text:p>
          </table:table-cell>
          <table:table-cell table:style-name="ce2" office:value-type="float" office:value="-8233" calcext:value-type="float">
            <text:p>-8233</text:p>
          </table:table-cell>
          <table:table-cell table:style-name="ce2" office:value-type="float" office:value="-5964" calcext:value-type="float">
            <text:p>-5964</text:p>
          </table:table-cell>
          <table:table-cell office:value-type="float" office:value="-7863" calcext:value-type="float">
            <text:p>-7863</text:p>
          </table:table-cell>
          <table:table-cell office:value-type="float" office:value="-1299" calcext:value-type="float">
            <text:p>-1299</text:p>
          </table:table-cell>
          <table:table-cell office:value-type="float" office:value="3988" calcext:value-type="float">
            <text:p>3988</text:p>
          </table:table-cell>
          <table:table-cell office:value-type="float" office:value="9033" calcext:value-type="float">
            <text:p>9033</text:p>
          </table:table-cell>
          <table:table-cell office:value-type="float" office:value="9933" calcext:value-type="float">
            <text:p>9933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15"/>
        </table:table-row>
        <table:table-row table:style-name="ro1" table:number-rows-repeated="2">
          <table:table-cell table:number-columns-repeated="56"/>
        </table:table-row>
        <table:table-row table:style-name="ro1">
          <table:table-cell office:value-type="string" calcext:value-type="string">
            <text:p>buffer_mu2</text:p>
          </table:table-cell>
          <table:table-cell table:style-name="ce1" office:value-type="float" office:value="781" calcext:value-type="float">
            <text:p>781</text:p>
          </table:table-cell>
          <table:table-cell table:style-name="ce1" office:value-type="float" office:value="977" calcext:value-type="float">
            <text:p>977</text:p>
          </table:table-cell>
          <table:table-cell table:style-name="ce1" office:value-type="float" office:value="966" calcext:value-type="float">
            <text:p>966</text:p>
          </table:table-cell>
          <table:table-cell table:style-name="ce1" office:value-type="float" office:value="761" calcext:value-type="float">
            <text:p>761</text:p>
          </table:table-cell>
          <table:table-cell table:style-name="ce1" office:value-type="float" office:value="471" calcext:value-type="float">
            <text:p>471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-315" calcext:value-type="float">
            <text:p>-315</text:p>
          </table:table-cell>
          <table:table-cell table:style-name="ce2" office:value-type="float" office:value="-710" calcext:value-type="float">
            <text:p>-710</text:p>
          </table:table-cell>
          <table:table-cell table:style-name="ce2" office:value-type="float" office:value="-946" calcext:value-type="float">
            <text:p>-946</text:p>
          </table:table-cell>
          <table:table-cell table:style-name="ce2" office:value-type="float" office:value="-999" calcext:value-type="float">
            <text:p>-999</text:p>
          </table:table-cell>
          <table:table-cell office:value-type="float" office:value="-928" calcext:value-type="float">
            <text:p>-928</text:p>
          </table:table-cell>
          <table:table-cell office:value-type="float" office:value="-663" calcext:value-type="float">
            <text:p>-663</text:p>
          </table:table-cell>
          <table:table-cell office:value-type="float" office:value="-254" calcext:value-type="float">
            <text:p>-254</text:p>
          </table:table-cell>
          <table:table-cell office:value-type="float" office:value="192" calcext:value-type="float">
            <text:p>192</text:p>
          </table:table-cell>
          <table:table-cell office:value-type="float" office:value="532" calcext:value-type="float">
            <text:p>53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office:value-type="float" office:value="7855" calcext:value-type="float">
            <text:p>7855</text:p>
          </table:table-cell>
          <table:table-cell office:value-type="float" office:value="9796" calcext:value-type="float">
            <text:p>9796</text:p>
          </table:table-cell>
          <table:table-cell office:value-type="float" office:value="9645" calcext:value-type="float">
            <text:p>9645</text:p>
          </table:table-cell>
          <table:table-cell office:value-type="float" office:value="7530" calcext:value-type="float">
            <text:p>7530</text:p>
          </table:table-cell>
          <table:table-cell office:value-type="float" office:value="4665" calcext:value-type="float">
            <text:p>4665</text:p>
          </table:table-cell>
          <table:table-cell table:style-name="ce2" office:value-type="float" office:value="1427" calcext:value-type="float">
            <text:p>1427</text:p>
          </table:table-cell>
          <table:table-cell table:style-name="ce2" office:value-type="float" office:value="-3165" calcext:value-type="float">
            <text:p>-3165</text:p>
          </table:table-cell>
          <table:table-cell table:style-name="ce2" office:value-type="float" office:value="-7111" calcext:value-type="float">
            <text:p>-7111</text:p>
          </table:table-cell>
          <table:table-cell table:style-name="ce2" office:value-type="float" office:value="-9464" calcext:value-type="float">
            <text:p>-9464</text:p>
          </table:table-cell>
          <table:table-cell table:style-name="ce2" office:value-type="float" office:value="-9992" calcext:value-type="float">
            <text:p>-9992</text:p>
          </table:table-cell>
          <table:table-cell office:value-type="float" office:value="-9283" calcext:value-type="float">
            <text:p>-9283</text:p>
          </table:table-cell>
          <table:table-cell office:value-type="float" office:value="-6628" calcext:value-type="float">
            <text:p>-6628</text:p>
          </table:table-cell>
          <table:table-cell office:value-type="float" office:value="-2528" calcext:value-type="float">
            <text:p>-2528</text:p>
          </table:table-cell>
          <table:table-cell office:value-type="float" office:value="1941" calcext:value-type="float">
            <text:p>1941</text:p>
          </table:table-cell>
          <table:table-cell office:value-type="float" office:value="5334" calcext:value-type="float">
            <text:p>5334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15"/>
        </table:table-row>
        <table:table-row table:style-name="ro1" table:number-rows-repeated="2">
          <table:table-cell table:number-columns-repeated="56"/>
        </table:table-row>
        <table:table-row table:style-name="ro1">
          <table:table-cell office:value-type="string" calcext:value-type="string">
            <text:p>Diff-x</text:p>
          </table:table-cell>
          <table:table-cell table:formula="of:=([.B7]-[.B4])/[.B4]" office:value-type="float" office:value="-0.154761904761905" calcext:value-type="float">
            <text:p>-0.154761904761905</text:p>
          </table:table-cell>
          <table:table-cell table:formula="of:=([.C7]-[.C4])/[.C4]" office:value-type="float" office:value="0.0516684607104413" calcext:value-type="float">
            <text:p>0.0516684607104413</text:p>
          </table:table-cell>
          <table:table-cell table:formula="of:=([.D7]-[.D4])/[.D4]" office:value-type="float" office:value="0.612687813021703" calcext:value-type="float">
            <text:p>0.612687813021703</text:p>
          </table:table-cell>
          <table:table-cell table:formula="of:=([.E7]-[.E4])/[.E4]" office:value-type="float" office:value="-12.1911764705882" calcext:value-type="float">
            <text:p>-12.1911764705882</text:p>
          </table:table-cell>
          <table:table-cell table:formula="of:=([.F7]-[.F4])/[.F4]" office:value-type="float" office:value="-2.2015306122449" calcext:value-type="float">
            <text:p>-2.2015306122449</text:p>
          </table:table-cell>
          <table:table-cell table:formula="of:=([.G7]-[.G4])/[.G4]" office:value-type="float" office:value="-2.04347826086957" calcext:value-type="float">
            <text:p>-2.04347826086957</text:p>
          </table:table-cell>
          <table:table-cell table:formula="of:=([.H7]-[.H4])/[.H4]" office:value-type="float" office:value="-0.602272727272727" calcext:value-type="float">
            <text:p>-0.602272727272727</text:p>
          </table:table-cell>
          <table:table-cell table:formula="of:=([.I7]-[.I4])/[.I4]" office:value-type="float" office:value="-0.284994964753273" calcext:value-type="float">
            <text:p>-0.284994964753273</text:p>
          </table:table-cell>
          <table:table-cell table:formula="of:=([.J7]-[.J4])/[.J4]" office:value-type="float" office:value="0.148058252427184" calcext:value-type="float">
            <text:p>0.148058252427184</text:p>
          </table:table-cell>
          <table:table-cell table:formula="of:=([.K7]-[.K4])/[.K4]" office:value-type="float" office:value="0.673366834170854" calcext:value-type="float">
            <text:p>0.673366834170854</text:p>
          </table:table-cell>
          <table:table-cell table:formula="of:=([.L7]-[.L4])/[.L4]" office:value-type="float" office:value="0.179161372299873" calcext:value-type="float">
            <text:p>0.179161372299873</text:p>
          </table:table-cell>
          <table:table-cell table:formula="of:=([.M7]-[.M4])/[.M4]" office:value-type="float" office:value="4.06106870229008" calcext:value-type="float">
            <text:p>4.06106870229008</text:p>
          </table:table-cell>
          <table:table-cell table:formula="of:=([.N7]-[.N4])/[.N4]" office:value-type="float" office:value="-1.63979848866499" calcext:value-type="float">
            <text:p>-1.63979848866499</text:p>
          </table:table-cell>
          <table:table-cell table:formula="of:=([.O7]-[.O4])/[.O4]" office:value-type="float" office:value="-0.787139689578714" calcext:value-type="float">
            <text:p>-0.787139689578714</text:p>
          </table:table-cell>
          <table:table-cell table:formula="of:=([.P7]-[.P4])/[.P4]" office:value-type="float" office:value="-0.464249748237664" calcext:value-type="float">
            <text:p>-0.46424974823766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([.V7]-[.V4])/[.V4]" office:value-type="float" office:value="-0.153099730458221" calcext:value-type="float">
            <text:p>-0.153099730458221</text:p>
          </table:table-cell>
          <table:table-cell table:formula="of:=([.W7]-[.W4])/[.W4]" office:value-type="float" office:value="0.060058435234282" calcext:value-type="float">
            <text:p>0.060058435234282</text:p>
          </table:table-cell>
          <table:table-cell table:formula="of:=([.X7]-[.X4])/[.X4]" office:value-type="float" office:value="0.619647355163728" calcext:value-type="float">
            <text:p>0.619647355163728</text:p>
          </table:table-cell>
          <table:table-cell table:formula="of:=([.Y7]-[.Y4])/[.Y4]" office:value-type="float" office:value="-10.4836272040302" calcext:value-type="float">
            <text:p>-10.4836272040302</text:p>
          </table:table-cell>
          <table:table-cell table:formula="of:=([.Z7]-[.Z4])/[.Z4]" office:value-type="float" office:value="-2.17684157416751" calcext:value-type="float">
            <text:p>-2.17684157416751</text:p>
          </table:table-cell>
          <table:table-cell table:formula="of:=([.AA7]-[.AA4])/[.AA4]" office:value-type="float" office:value="-2.01277501774308" calcext:value-type="float">
            <text:p>-2.01277501774308</text:p>
          </table:table-cell>
          <table:table-cell table:formula="of:=([.AB7]-[.AB4])/[.AB4]" office:value-type="float" office:value="-0.600983358547655" calcext:value-type="float">
            <text:p>-0.600983358547655</text:p>
          </table:table-cell>
          <table:table-cell table:formula="of:=([.AC7]-[.AC4])/[.AC4]" office:value-type="float" office:value="-0.2842476094615" calcext:value-type="float">
            <text:p>-0.2842476094615</text:p>
          </table:table-cell>
          <table:table-cell table:formula="of:=([.AD7]-[.AD4])/[.AD4]" office:value-type="float" office:value="0.14952022349083" calcext:value-type="float">
            <text:p>0.14952022349083</text:p>
          </table:table-cell>
          <table:table-cell table:formula="of:=([.AE7]-[.AE4])/[.AE4]" office:value-type="float" office:value="0.675385647216633" calcext:value-type="float">
            <text:p>0.675385647216633</text:p>
          </table:table-cell>
          <table:table-cell table:formula="of:=([.AF7]-[.AF4])/[.AF4]" office:value-type="float" office:value="0.180592649116113" calcext:value-type="float">
            <text:p>0.180592649116113</text:p>
          </table:table-cell>
          <table:table-cell table:formula="of:=([.AG7]-[.AG4])/[.AG4]" office:value-type="float" office:value="4.10238645111624" calcext:value-type="float">
            <text:p>4.10238645111624</text:p>
          </table:table-cell>
          <table:table-cell table:formula="of:=([.AH7]-[.AH4])/[.AH4]" office:value-type="float" office:value="-1.63390170511535" calcext:value-type="float">
            <text:p>-1.63390170511535</text:p>
          </table:table-cell>
          <table:table-cell table:formula="of:=([.AI7]-[.AI4])/[.AI4]" office:value-type="float" office:value="-0.785121222185321" calcext:value-type="float">
            <text:p>-0.785121222185321</text:p>
          </table:table-cell>
          <table:table-cell table:formula="of:=([.AJ7]-[.AJ4])/[.AJ4]" office:value-type="float" office:value="-0.463002114164905" calcext:value-type="float">
            <text:p>-0.46300211416490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56"/>
        </table:table-row>
        <table:table-row table:style-name="ro1">
          <table:table-cell office:value-type="string" calcext:value-type="string">
            <text:p>Diff-y</text:p>
          </table:table-cell>
          <table:table-cell table:formula="of:=([.B4]-[.B7])/[.B7]" office:value-type="float" office:value="0.183098591549296" calcext:value-type="float">
            <text:p>0.183098591549296</text:p>
          </table:table-cell>
          <table:table-cell table:formula="of:=([.C4]-[.C7])/[.C7]" office:value-type="float" office:value="-0.0491299897645855" calcext:value-type="float">
            <text:p>-0.0491299897645855</text:p>
          </table:table-cell>
          <table:table-cell table:formula="of:=([.D4]-[.D7])/[.D7]" office:value-type="float" office:value="-0.37991718426501" calcext:value-type="float">
            <text:p>-0.37991718426501</text:p>
          </table:table-cell>
          <table:table-cell table:formula="of:=([.E4]-[.E7])/[.E7]" office:value-type="float" office:value="-1.08935611038108" calcext:value-type="float">
            <text:p>-1.08935611038108</text:p>
          </table:table-cell>
          <table:table-cell table:formula="of:=([.F4]-[.F7])/[.F7]" office:value-type="float" office:value="-1.83227176220807" calcext:value-type="float">
            <text:p>-1.83227176220807</text:p>
          </table:table-cell>
          <table:table-cell table:formula="of:=([.G4]-[.G7])/[.G7]" office:value-type="float" office:value="-1.95833333333333" calcext:value-type="float">
            <text:p>-1.95833333333333</text:p>
          </table:table-cell>
          <table:table-cell table:formula="of:=([.H4]-[.H7])/[.H7]" office:value-type="float" office:value="1.51428571428571" calcext:value-type="float">
            <text:p>1.51428571428571</text:p>
          </table:table-cell>
          <table:table-cell table:formula="of:=([.I4]-[.I7])/[.I7]" office:value-type="float" office:value="0.398591549295775" calcext:value-type="float">
            <text:p>0.398591549295775</text:p>
          </table:table-cell>
          <table:table-cell table:formula="of:=([.J4]-[.J7])/[.J7]" office:value-type="float" office:value="-0.128964059196617" calcext:value-type="float">
            <text:p>-0.128964059196617</text:p>
          </table:table-cell>
          <table:table-cell table:formula="of:=([.K4]-[.K7])/[.K7]" office:value-type="float" office:value="-0.402402402402402" calcext:value-type="float">
            <text:p>-0.402402402402402</text:p>
          </table:table-cell>
          <table:table-cell table:formula="of:=([.L4]-[.L7])/[.L7]" office:value-type="float" office:value="-0.151939655172414" calcext:value-type="float">
            <text:p>-0.151939655172414</text:p>
          </table:table-cell>
          <table:table-cell table:formula="of:=([.M4]-[.M7])/[.M7]" office:value-type="float" office:value="-0.802413273001508" calcext:value-type="float">
            <text:p>-0.802413273001508</text:p>
          </table:table-cell>
          <table:table-cell table:formula="of:=([.N4]-[.N7])/[.N7]" office:value-type="float" office:value="-2.56299212598425" calcext:value-type="float">
            <text:p>-2.56299212598425</text:p>
          </table:table-cell>
          <table:table-cell table:formula="of:=([.O4]-[.O7])/[.O7]" office:value-type="float" office:value="3.69791666666667" calcext:value-type="float">
            <text:p>3.69791666666667</text:p>
          </table:table-cell>
          <table:table-cell table:formula="of:=([.P4]-[.P7])/[.P7]" office:value-type="float" office:value="0.866541353383459" calcext:value-type="float">
            <text:p>0.866541353383459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([.V4]-[.V7])/[.V7]" office:value-type="float" office:value="0.180776575429663" calcext:value-type="float">
            <text:p>0.180776575429663</text:p>
          </table:table-cell>
          <table:table-cell table:formula="of:=([.W4]-[.W7])/[.W7]" office:value-type="float" office:value="-0.0566557778685178" calcext:value-type="float">
            <text:p>-0.0566557778685178</text:p>
          </table:table-cell>
          <table:table-cell table:formula="of:=([.X4]-[.X7])/[.X7]" office:value-type="float" office:value="-0.382581648522551" calcext:value-type="float">
            <text:p>-0.382581648522551</text:p>
          </table:table-cell>
          <table:table-cell table:formula="of:=([.Y4]-[.Y7])/[.Y7]" office:value-type="float" office:value="-1.10544488711819" calcext:value-type="float">
            <text:p>-1.10544488711819</text:p>
          </table:table-cell>
          <table:table-cell table:formula="of:=([.Z4]-[.Z7])/[.Z7]" office:value-type="float" office:value="-1.8497320471597" calcext:value-type="float">
            <text:p>-1.8497320471597</text:p>
          </table:table-cell>
          <table:table-cell table:formula="of:=([.AA4]-[.AA7])/[.AA7]" office:value-type="float" office:value="-1.98738612473721" calcext:value-type="float">
            <text:p>-1.98738612473721</text:p>
          </table:table-cell>
          <table:table-cell table:formula="of:=([.AB4]-[.AB7])/[.AB7]" office:value-type="float" office:value="1.50616113744076" calcext:value-type="float">
            <text:p>1.50616113744076</text:p>
          </table:table-cell>
          <table:table-cell table:formula="of:=([.AC4]-[.AC7])/[.AC7]" office:value-type="float" office:value="0.397131205175081" calcext:value-type="float">
            <text:p>0.397131205175081</text:p>
          </table:table-cell>
          <table:table-cell table:formula="of:=([.AD4]-[.AD7])/[.AD7]" office:value-type="float" office:value="-0.130071851225697" calcext:value-type="float">
            <text:p>-0.130071851225697</text:p>
          </table:table-cell>
          <table:table-cell table:formula="of:=([.AE4]-[.AE7])/[.AE7]" office:value-type="float" office:value="-0.403122497998399" calcext:value-type="float">
            <text:p>-0.403122497998399</text:p>
          </table:table-cell>
          <table:table-cell table:formula="of:=([.AF4]-[.AF7])/[.AF7]" office:value-type="float" office:value="-0.15296779058494" calcext:value-type="float">
            <text:p>-0.15296779058494</text:p>
          </table:table-cell>
          <table:table-cell table:formula="of:=([.AG4]-[.AG7])/[.AG7]" office:value-type="float" office:value="-0.804013277006639" calcext:value-type="float">
            <text:p>-0.804013277006639</text:p>
          </table:table-cell>
          <table:table-cell table:formula="of:=([.AH4]-[.AH7])/[.AH7]" office:value-type="float" office:value="-2.57753164556962" calcext:value-type="float">
            <text:p>-2.57753164556962</text:p>
          </table:table-cell>
          <table:table-cell table:formula="of:=([.AI4]-[.AI7])/[.AI7]" office:value-type="float" office:value="3.65378670788253" calcext:value-type="float">
            <text:p>3.65378670788253</text:p>
          </table:table-cell>
          <table:table-cell table:formula="of:=([.AJ4]-[.AJ7])/[.AJ7]" office:value-type="float" office:value="0.862204724409449" calcext:value-type="float">
            <text:p>0.86220472440944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56"/>
        </table:table-row>
        <table:table-row table:style-name="ro1">
          <table:table-cell office:value-type="string" calcext:value-type="string">
            <text:p>Sumx </text:p>
          </table:table-cell>
          <table:table-cell table:formula="of:=SUM([.B10:.AO10])" office:value-type="float" office:value="-27.4494002065878" calcext:value-type="float">
            <text:p>-27.4494002065878</text:p>
          </table:table-cell>
          <table:table-cell table:number-columns-repeated="54"/>
        </table:table-row>
        <table:table-row table:style-name="ro1">
          <table:table-cell table:number-columns-repeated="56"/>
        </table:table-row>
        <table:table-row table:style-name="ro1">
          <table:table-cell office:value-type="string" calcext:value-type="string">
            <text:p>Sumy</text:p>
          </table:table-cell>
          <table:table-cell table:formula="of:=SUM([.B12:.AO12])" office:value-type="float" office:value="-5.54673321798234" calcext:value-type="float">
            <text:p>-5.54673321798234</text:p>
          </table:table-cell>
          <table:table-cell table:number-columns-repeated="54"/>
        </table:table-row>
        <table:table-row table:style-name="ro1" table:number-rows-repeated="2">
          <table:table-cell table:number-columns-repeated="56"/>
        </table:table-row>
        <table:table-row table:style-name="ro1">
          <table:table-cell office:value-type="string" calcext:value-type="string">
            <text:p>error x = </text:p>
          </table:table-cell>
          <table:table-cell table:formula="of:=ABS([.B14]/(5*8))" office:value-type="float" office:value="0.686235005164694" calcext:value-type="float">
            <text:p>0.686235005164694</text:p>
          </table:table-cell>
          <table:table-cell table:number-columns-repeated="54"/>
        </table:table-row>
        <table:table-row table:style-name="ro1">
          <table:table-cell table:number-columns-repeated="56"/>
        </table:table-row>
        <table:table-row table:style-name="ro1">
          <table:table-cell office:value-type="string" calcext:value-type="string">
            <text:p>error y = </text:p>
          </table:table-cell>
          <table:table-cell table:formula="of:=ABS([.B16]/(5*8))" office:value-type="float" office:value="0.138668330449559" calcext:value-type="float">
            <text:p>0.138668330449559</text:p>
          </table:table-cell>
          <table:table-cell table:number-columns-repeated="54"/>
        </table:table-row>
        <table:table-row table:style-name="ro1" table:number-rows-repeated="3">
          <table:table-cell table:number-columns-repeated="56"/>
        </table:table-row>
        <table:table-row table:style-name="ro1">
          <table:table-cell office:value-type="string" calcext:value-type="string">
            <text:p>buffer_mu1: </text:p>
          </table:table-cell>
          <table:table-cell/>
          <table:table-cell office:value-type="float" office:value="871" calcext:value-type="float">
            <text:p>871</text:p>
          </table:table-cell>
          <table:table-cell office:value-type="float" office:value="984" calcext:value-type="float">
            <text:p>984</text:p>
          </table:table-cell>
          <table:table-cell office:value-type="float" office:value="995" calcext:value-type="float">
            <text:p>995</text:p>
          </table:table-cell>
          <table:table-cell office:value-type="float" office:value="922" calcext:value-type="float">
            <text:p>922</text:p>
          </table:table-cell>
          <table:table-cell office:value-type="float" office:value="525" calcext:value-type="float">
            <text:p>525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-27" calcext:value-type="float">
            <text:p>-27</text:p>
          </table:table-cell>
          <table:table-cell office:value-type="float" office:value="-353" calcext:value-type="float">
            <text:p>-353</text:p>
          </table:table-cell>
          <table:table-cell office:value-type="float" office:value="-585" calcext:value-type="float">
            <text:p>-585</text:p>
          </table:table-cell>
          <table:table-cell office:value-type="float" office:value="-798" calcext:value-type="float">
            <text:p>-798</text:p>
          </table:table-cell>
          <table:table-cell office:value-type="float" office:value="-999" calcext:value-type="float">
            <text:p>-999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-851" calcext:value-type="float">
            <text:p>-851</text:p>
          </table:table-cell>
          <table:table-cell office:value-type="float" office:value="-632" calcext:value-type="float">
            <text:p>-632</text:p>
          </table:table-cell>
          <table:table-cell office:value-type="float" office:value="-409" calcext:value-type="float">
            <text:p>-409</text:p>
          </table:table-cell>
          <table:table-cell office:value-type="float" office:value="-121" calcext:value-type="float">
            <text:p>-121</text:p>
          </table:table-cell>
          <table:table-cell office:value-type="float" office:value="476" calcext:value-type="float">
            <text:p>47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8800" calcext:value-type="float">
            <text:p>8800</text:p>
          </table:table-cell>
          <table:table-cell office:value-type="float" office:value="9870" calcext:value-type="float">
            <text:p>9870</text:p>
          </table:table-cell>
          <table:table-cell office:value-type="float" office:value="9947" calcext:value-type="float">
            <text:p>9947</text:p>
          </table:table-cell>
          <table:table-cell office:value-type="float" office:value="9204" calcext:value-type="float">
            <text:p>9204</text:p>
          </table:table-cell>
          <table:table-cell office:value-type="float" office:value="5226" calcext:value-type="float">
            <text:p>5226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-291" calcext:value-type="float">
            <text:p>-291</text:p>
          </table:table-cell>
          <table:table-cell office:value-type="float" office:value="-3551" calcext:value-type="float">
            <text:p>-3551</text:p>
          </table:table-cell>
          <table:table-cell office:value-type="float" office:value="-5863" calcext:value-type="float">
            <text:p>-5863</text:p>
          </table:table-cell>
          <table:table-cell office:value-type="float" office:value="-7988" calcext:value-type="float">
            <text:p>-7988</text:p>
          </table:table-cell>
          <table:table-cell office:value-type="float" office:value="-9996" calcext:value-type="float">
            <text:p>-9996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-8508" calcext:value-type="float">
            <text:p>-8508</text:p>
          </table:table-cell>
          <table:table-cell office:value-type="float" office:value="-6315" calcext:value-type="float">
            <text:p>-6315</text:p>
          </table:table-cell>
          <table:table-cell office:value-type="float" office:value="-4080" calcext:value-type="float">
            <text:p>-4080</text:p>
          </table:table-cell>
          <table:table-cell office:value-type="float" office:value="-1213" calcext:value-type="float">
            <text:p>-1213</text:p>
          </table:table-cell>
          <table:table-cell office:value-type="float" office:value="4772" calcext:value-type="float">
            <text:p>4772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6"/>
        </table:table-row>
        <table:table-row table:style-name="ro1">
          <table:table-cell office:value-type="string" calcext:value-type="string">
            <text:p>buffer_mu2: 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-82" calcext:value-type="float">
            <text:p>-82</text:p>
          </table:table-cell>
          <table:table-cell office:value-type="float" office:value="-381" calcext:value-type="float">
            <text:p>-381</text:p>
          </table:table-cell>
          <table:table-cell office:value-type="float" office:value="-623" calcext:value-type="float">
            <text:p>-623</text:p>
          </table:table-cell>
          <table:table-cell office:value-type="float" office:value="-958" calcext:value-type="float">
            <text:p>-958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-978" calcext:value-type="float">
            <text:p>-978</text:p>
          </table:table-cell>
          <table:table-cell office:value-type="float" office:value="-818" calcext:value-type="float">
            <text:p>-818</text:p>
          </table:table-cell>
          <table:table-cell office:value-type="float" office:value="-607" calcext:value-type="float">
            <text:p>-607</text:p>
          </table:table-cell>
          <table:table-cell office:value-type="float" office:value="-359" calcext:value-type="float">
            <text:p>-359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668" calcext:value-type="float">
            <text:p>668</text:p>
          </table:table-cell>
          <table:table-cell office:value-type="float" office:value="907" calcext:value-type="float">
            <text:p>907</text:p>
          </table:table-cell>
          <table:table-cell office:value-type="float" office:value="991" calcext:value-type="float">
            <text:p>991</text:p>
          </table:table-cell>
          <table:table-cell office:value-type="float" office:value="987" calcext:value-type="float">
            <text:p>987</text:p>
          </table:table-cell>
          <table:table-cell office:value-type="float" office:value="724" calcext:value-type="float">
            <text:p>724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3097" calcext:value-type="float">
            <text:p>3097</text:p>
          </table:table-cell>
          <table:table-cell office:value-type="float" office:value="-892" calcext:value-type="float">
            <text:p>-892</text:p>
          </table:table-cell>
          <table:table-cell office:value-type="float" office:value="-3844" calcext:value-type="float">
            <text:p>-3844</text:p>
          </table:table-cell>
          <table:table-cell office:value-type="float" office:value="-6285" calcext:value-type="float">
            <text:p>-6285</text:p>
          </table:table-cell>
          <table:table-cell office:value-type="float" office:value="-9593" calcext:value-type="float">
            <text:p>-9593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-9782" calcext:value-type="float">
            <text:p>-9782</text:p>
          </table:table-cell>
          <table:table-cell office:value-type="float" office:value="-8178" calcext:value-type="float">
            <text:p>-8178</text:p>
          </table:table-cell>
          <table:table-cell office:value-type="float" office:value="-6071" calcext:value-type="float">
            <text:p>-6071</text:p>
          </table:table-cell>
          <table:table-cell office:value-type="float" office:value="-3592" calcext:value-type="float">
            <text:p>-3592</text:p>
          </table:table-cell>
          <table:table-cell office:value-type="float" office:value="2355" calcext:value-type="float">
            <text:p>2355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6691" calcext:value-type="float">
            <text:p>6691</text:p>
          </table:table-cell>
          <table:table-cell office:value-type="float" office:value="9073" calcext:value-type="float">
            <text:p>9073</text:p>
          </table:table-cell>
          <table:table-cell office:value-type="float" office:value="9917" calcext:value-type="float">
            <text:p>9917</text:p>
          </table:table-cell>
          <table:table-cell office:value-type="float" office:value="9878" calcext:value-type="float">
            <text:p>9878</text:p>
          </table:table-cell>
          <table:table-cell office:value-type="float" office:value="7237" calcext:value-type="float">
            <text:p>7237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6"/>
        </table:table-row>
        <table:table-row table:style-name="ro1">
          <table:table-cell office:value-type="string" calcext:value-type="string">
            <text:p>Diff-x</text:p>
          </table:table-cell>
          <table:table-cell/>
          <table:table-cell table:formula="of:=([.C27]-[.C25])/[.C25]" office:value-type="float" office:value="-0.639494833524684" calcext:value-type="float">
            <text:p>-0.639494833524684</text:p>
          </table:table-cell>
          <table:table-cell table:formula="of:=([.D27]-[.D25])/[.D25]" office:value-type="float" office:value="-1.08333333333333" calcext:value-type="float">
            <text:p>-1.08333333333333</text:p>
          </table:table-cell>
          <table:table-cell table:formula="of:=([.E27]-[.E25])/[.E25]" office:value-type="float" office:value="-1.38291457286432" calcext:value-type="float">
            <text:p>-1.38291457286432</text:p>
          </table:table-cell>
          <table:table-cell table:formula="of:=([.F27]-[.F25])/[.F25]" office:value-type="float" office:value="-1.67570498915401" calcext:value-type="float">
            <text:p>-1.67570498915401</text:p>
          </table:table-cell>
          <table:table-cell table:formula="of:=([.G27]-[.G25])/[.G25]" office:value-type="float" office:value="-2.8247619047619" calcext:value-type="float">
            <text:p>-2.82476190476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J27]-[.J25])/[.J25]" office:value-type="float" office:value="35.2222222222222" calcext:value-type="float">
            <text:p>35.2222222222222</text:p>
          </table:table-cell>
          <table:table-cell table:formula="of:=([.K27]-[.K25])/[.K25]" office:value-type="float" office:value="1.31728045325779" calcext:value-type="float">
            <text:p>1.31728045325779</text:p>
          </table:table-cell>
          <table:table-cell table:formula="of:=([.L27]-[.L25])/[.L25]" office:value-type="float" office:value="0.0376068376068376" calcext:value-type="float">
            <text:p>0.0376068376068376</text:p>
          </table:table-cell>
          <table:table-cell table:formula="of:=([.M27]-[.M25])/[.M25]" office:value-type="float" office:value="-0.550125313283208" calcext:value-type="float">
            <text:p>-0.550125313283208</text:p>
          </table:table-cell>
          <table:table-cell table:formula="of:=([.N27]-[.N25])/[.N25]" office:value-type="float" office:value="-1.23523523523524" calcext:value-type="float">
            <text:p>-1.235235235235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Q27]-[.Q25])/[.Q25]" office:value-type="float" office:value="-1.78495887191539" calcext:value-type="float">
            <text:p>-1.78495887191539</text:p>
          </table:table-cell>
          <table:table-cell table:formula="of:=([.R27]-[.R25])/[.R25]" office:value-type="float" office:value="-2.43512658227848" calcext:value-type="float">
            <text:p>-2.43512658227848</text:p>
          </table:table-cell>
          <table:table-cell table:formula="of:=([.S27]-[.S25])/[.S25]" office:value-type="float" office:value="-3.42298288508557" calcext:value-type="float">
            <text:p>-3.42298288508557</text:p>
          </table:table-cell>
          <table:table-cell table:formula="of:=([.T27]-[.T25])/[.T25]" office:value-type="float" office:value="-9.15702479338843" calcext:value-type="float">
            <text:p>-9.15702479338843</text:p>
          </table:table-cell>
          <table:table-cell table:formula="of:=([.U27]-[.U25])/[.U25]" office:value-type="float" office:value="0.521008403361345" calcext:value-type="float">
            <text:p>0.521008403361345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([.AE27]-[.AE25])/[.AE25]" office:value-type="float" office:value="-0.648068181818182" calcext:value-type="float">
            <text:p>-0.648068181818182</text:p>
          </table:table-cell>
          <table:table-cell table:formula="of:=([.AF27]-[.AF25])/[.AF25]" office:value-type="float" office:value="-1.0903748733536" calcext:value-type="float">
            <text:p>-1.0903748733536</text:p>
          </table:table-cell>
          <table:table-cell table:formula="of:=([.AG27]-[.AG25])/[.AG25]" office:value-type="float" office:value="-1.38644817532925" calcext:value-type="float">
            <text:p>-1.38644817532925</text:p>
          </table:table-cell>
          <table:table-cell table:formula="of:=([.AH27]-[.AH25])/[.AH25]" office:value-type="float" office:value="-1.68285528031291" calcext:value-type="float">
            <text:p>-1.68285528031291</text:p>
          </table:table-cell>
          <table:table-cell table:formula="of:=([.AI27]-[.AI25])/[.AI25]" office:value-type="float" office:value="-2.83562954458477" calcext:value-type="float">
            <text:p>-2.8356295445847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AL27]-[.AL25])/[.AL25]" office:value-type="float" office:value="32.6151202749141" calcext:value-type="float">
            <text:p>32.6151202749141</text:p>
          </table:table-cell>
          <table:table-cell table:formula="of:=([.AM27]-[.AM25])/[.AM25]" office:value-type="float" office:value="1.30301323570825" calcext:value-type="float">
            <text:p>1.30301323570825</text:p>
          </table:table-cell>
          <table:table-cell table:formula="of:=([.AN27]-[.AN25])/[.AN25]" office:value-type="float" office:value="0.0354767184035477" calcext:value-type="float">
            <text:p>0.0354767184035477</text:p>
          </table:table-cell>
          <table:table-cell table:formula="of:=([.AO27]-[.AO25])/[.AO25]" office:value-type="float" office:value="-0.550325488232349" calcext:value-type="float">
            <text:p>-0.550325488232349</text:p>
          </table:table-cell>
          <table:table-cell table:formula="of:=([.AP27]-[.AP25])/[.AP25]" office:value-type="float" office:value="-1.23559423769508" calcext:value-type="float">
            <text:p>-1.235594237695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AS27]-[.AS25])/[.AS25]" office:value-type="float" office:value="-1.78643629525153" calcext:value-type="float">
            <text:p>-1.78643629525153</text:p>
          </table:table-cell>
          <table:table-cell table:formula="of:=([.AT27]-[.AT25])/[.AT25]" office:value-type="float" office:value="-2.43673792557403" calcext:value-type="float">
            <text:p>-2.43673792557403</text:p>
          </table:table-cell>
          <table:table-cell table:formula="of:=([.AU27]-[.AU25])/[.AU25]" office:value-type="float" office:value="-3.43063725490196" calcext:value-type="float">
            <text:p>-3.43063725490196</text:p>
          </table:table-cell>
          <table:table-cell table:formula="of:=([.AV27]-[.AV25])/[.AV25]" office:value-type="float" office:value="-9.14344600164881" calcext:value-type="float">
            <text:p>-9.14344600164881</text:p>
          </table:table-cell>
          <table:table-cell table:formula="of:=([.AW27]-[.AW25])/[.AW25]" office:value-type="float" office:value="0.516554903604359" calcext:value-type="float">
            <text:p>0.51655490360435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56"/>
        </table:table-row>
        <table:table-row table:style-name="ro1">
          <table:table-cell office:value-type="string" calcext:value-type="string">
            <text:p>Diff-y</text:p>
          </table:table-cell>
          <table:table-cell/>
          <table:table-cell table:formula="of:=([.C25]-[.C27])/[.C27]" office:value-type="float" office:value="1.77388535031847" calcext:value-type="float">
            <text:p>1.77388535031847</text:p>
          </table:table-cell>
          <table:table-cell table:formula="of:=([.D25]-[.D27])/[.D27]" office:value-type="float" office:value="-13" calcext:value-type="float">
            <text:p>-13</text:p>
          </table:table-cell>
          <table:table-cell table:formula="of:=([.E25]-[.E27])/[.E27]" office:value-type="float" office:value="-3.61154855643045" calcext:value-type="float">
            <text:p>-3.61154855643045</text:p>
          </table:table-cell>
          <table:table-cell table:formula="of:=([.F25]-[.F27])/[.F27]" office:value-type="float" office:value="-2.47993579454254" calcext:value-type="float">
            <text:p>-2.47993579454254</text:p>
          </table:table-cell>
          <table:table-cell table:formula="of:=([.G25]-[.G27])/[.G27]" office:value-type="float" office:value="-1.54801670146138" calcext:value-type="float">
            <text:p>-1.5480167014613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J25]-[.J27])/[.J27]" office:value-type="float" office:value="-0.97239263803681" calcext:value-type="float">
            <text:p>-0.97239263803681</text:p>
          </table:table-cell>
          <table:table-cell table:formula="of:=([.K25]-[.K27])/[.K27]" office:value-type="float" office:value="-0.568459657701712" calcext:value-type="float">
            <text:p>-0.568459657701712</text:p>
          </table:table-cell>
          <table:table-cell table:formula="of:=([.L25]-[.L27])/[.L27]" office:value-type="float" office:value="-0.0362438220757825" calcext:value-type="float">
            <text:p>-0.0362438220757825</text:p>
          </table:table-cell>
          <table:table-cell table:formula="of:=([.M25]-[.M27])/[.M27]" office:value-type="float" office:value="1.22284122562674" calcext:value-type="float">
            <text:p>1.22284122562674</text:p>
          </table:table-cell>
          <table:table-cell table:formula="of:=([.N25]-[.N27])/[.N27]" office:value-type="float" office:value="-5.25106382978723" calcext:value-type="float">
            <text:p>-5.251063829787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Q25]-[.Q27])/[.Q27]" office:value-type="float" office:value="-2.27395209580838" calcext:value-type="float">
            <text:p>-2.27395209580838</text:p>
          </table:table-cell>
          <table:table-cell table:formula="of:=([.R25]-[.R27])/[.R27]" office:value-type="float" office:value="-1.696802646086" calcext:value-type="float">
            <text:p>-1.696802646086</text:p>
          </table:table-cell>
          <table:table-cell table:formula="of:=([.S25]-[.S27])/[.S27]" office:value-type="float" office:value="-1.41271442986882" calcext:value-type="float">
            <text:p>-1.41271442986882</text:p>
          </table:table-cell>
          <table:table-cell table:formula="of:=([.T25]-[.T27])/[.T27]" office:value-type="float" office:value="-1.1225937183384" calcext:value-type="float">
            <text:p>-1.1225937183384</text:p>
          </table:table-cell>
          <table:table-cell table:formula="of:=([.U25]-[.U27])/[.U27]" office:value-type="float" office:value="-0.342541436464088" calcext:value-type="float">
            <text:p>-0.342541436464088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([.AE25]-[.AE27])/[.AE27]" office:value-type="float" office:value="1.84145947691314" calcext:value-type="float">
            <text:p>1.84145947691314</text:p>
          </table:table-cell>
          <table:table-cell table:formula="of:=([.AF25]-[.AF27])/[.AF27]" office:value-type="float" office:value="-12.0650224215247" calcext:value-type="float">
            <text:p>-12.0650224215247</text:p>
          </table:table-cell>
          <table:table-cell table:formula="of:=([.AG25]-[.AG27])/[.AG27]" office:value-type="float" office:value="-3.58766909469303" calcext:value-type="float">
            <text:p>-3.58766909469303</text:p>
          </table:table-cell>
          <table:table-cell table:formula="of:=([.AH25]-[.AH27])/[.AH27]" office:value-type="float" office:value="-2.46443914081146" calcext:value-type="float">
            <text:p>-2.46443914081146</text:p>
          </table:table-cell>
          <table:table-cell table:formula="of:=([.AI25]-[.AI27])/[.AI27]" office:value-type="float" office:value="-1.54477222975086" calcext:value-type="float">
            <text:p>-1.5447722297508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AL25]-[.AL27])/[.AL27]" office:value-type="float" office:value="-0.970251482314455" calcext:value-type="float">
            <text:p>-0.970251482314455</text:p>
          </table:table-cell>
          <table:table-cell table:formula="of:=([.AM25]-[.AM27])/[.AM27]" office:value-type="float" office:value="-0.565786255808266" calcext:value-type="float">
            <text:p>-0.565786255808266</text:p>
          </table:table-cell>
          <table:table-cell table:formula="of:=([.AN25]-[.AN27])/[.AN27]" office:value-type="float" office:value="-0.0342612419700214" calcext:value-type="float">
            <text:p>-0.0342612419700214</text:p>
          </table:table-cell>
          <table:table-cell table:formula="of:=([.AO25]-[.AO27])/[.AO27]" office:value-type="float" office:value="1.22383073496659" calcext:value-type="float">
            <text:p>1.22383073496659</text:p>
          </table:table-cell>
          <table:table-cell table:formula="of:=([.AP25]-[.AP27])/[.AP27]" office:value-type="float" office:value="-5.24458598726115" calcext:value-type="float">
            <text:p>-5.244585987261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AS25]-[.AS27])/[.AS27]" office:value-type="float" office:value="-2.27155881034225" calcext:value-type="float">
            <text:p>-2.27155881034225</text:p>
          </table:table-cell>
          <table:table-cell table:formula="of:=([.AT25]-[.AT27])/[.AT27]" office:value-type="float" office:value="-1.69602116168853" calcext:value-type="float">
            <text:p>-1.69602116168853</text:p>
          </table:table-cell>
          <table:table-cell table:formula="of:=([.AU25]-[.AU27])/[.AU27]" office:value-type="float" office:value="-1.4114147423616" calcext:value-type="float">
            <text:p>-1.4114147423616</text:p>
          </table:table-cell>
          <table:table-cell table:formula="of:=([.AV25]-[.AV27])/[.AV27]" office:value-type="float" office:value="-1.12279813727475" calcext:value-type="float">
            <text:p>-1.12279813727475</text:p>
          </table:table-cell>
          <table:table-cell table:formula="of:=([.AW25]-[.AW27])/[.AW27]" office:value-type="float" office:value="-0.340610750310902" calcext:value-type="float">
            <text:p>-0.34061075031090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56"/>
        </table:table-row>
        <table:table-row table:style-name="ro1">
          <table:table-cell office:value-type="string" calcext:value-type="string">
            <text:p>Sumx </text:p>
          </table:table-cell>
          <table:table-cell table:formula="of:=SUM([.C29:.BD29])" office:value-type="float" office:value="19.1500664755514" calcext:value-type="float">
            <text:p>19.150066475551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umy</text:p>
          </table:table-cell>
          <table:table-cell table:formula="of:=SUM([.C31:.BD31])" office:value-type="float" office:value="-61.5734399948886" calcext:value-type="float">
            <text:p>-61.5734399948886</text:p>
          </table:table-cell>
          <table:table-cell table:number-columns-repeated="54"/>
        </table:table-row>
        <table:table-row table:style-name="ro1">
          <table:table-cell table:number-columns-repeated="56"/>
        </table:table-row>
        <table:table-row table:style-name="ro1">
          <table:table-cell office:value-type="string" calcext:value-type="string">
            <text:p>error_x =</text:p>
          </table:table-cell>
          <table:table-cell table:formula="of:=ABS([.B33]/(5*8))" office:value-type="float" office:value="0.478751661888785" calcext:value-type="float">
            <text:p>0.478751661888785</text:p>
          </table:table-cell>
          <table:table-cell table:number-columns-repeated="54"/>
        </table:table-row>
        <table:table-row table:style-name="ro1">
          <table:table-cell table:number-columns-repeated="56"/>
        </table:table-row>
        <table:table-row table:style-name="ro1">
          <table:table-cell office:value-type="string" calcext:value-type="string">
            <text:p>error_y =</text:p>
          </table:table-cell>
          <table:table-cell table:formula="of:=ABS([.B34]/(5*8))" office:value-type="float" office:value="1.53933599987221" calcext:value-type="float">
            <text:p>1.53933599987221</text:p>
          </table:table-cell>
          <table:table-cell table:number-columns-repeated="5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4T13:47:51.772456353</meta:creation-date>
    <dc:date>2024-07-15T11:23:16.386528428</dc:date>
    <meta:editing-duration>PT15H44M13S</meta:editing-duration>
    <meta:editing-cycles>1</meta:editing-cycles>
    <meta:document-statistic meta:table-count="1" meta:cell-count="386" meta:object-count="0"/>
    <meta:generator>LibreOffice/24.2.4.2$Linux_X86_64 LibreOffice_project/420$Build-2</meta:generator>
  </office:meta>
</office:document-meta>
</file>